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EE0000041A3CDCB138.png"/>
  <manifest:file-entry manifest:media-type="image/png" manifest:full-path="Pictures/10000000000002EE0000041A89315D12.png"/>
  <manifest:file-entry manifest:media-type="image/png" manifest:full-path="Pictures/10000000000002EE0000041AF30E31AD.png"/>
  <manifest:file-entry manifest:media-type="image/png" manifest:full-path="Pictures/10000000000002EE0000041AD63D572C.png"/>
  <manifest:file-entry manifest:media-type="image/png" manifest:full-path="Pictures/10000000000000200000002000309F1C.png"/>
  <manifest:file-entry manifest:media-type="image/png" manifest:full-path="Pictures/10000000000002EE0000041AD57BD4F0.png"/>
  <manifest:file-entry manifest:media-type="image/png" manifest:full-path="Pictures/10000000000002EE0000041A2CF2C925.png"/>
  <manifest:file-entry manifest:media-type="image/png" manifest:full-path="Pictures/10000000000002EE0000041A445E197F.png"/>
  <manifest:file-entry manifest:media-type="image/png" manifest:full-path="Pictures/10000000000002EE0000041A1C58D3D1.png"/>
  <manifest:file-entry manifest:media-type="image/png" manifest:full-path="Pictures/10000000000002EE0000041A06F416CF.png"/>
  <manifest:file-entry manifest:media-type="image/png" manifest:full-path="Pictures/10000000000002EE0000041AE2F9F553.png"/>
  <manifest:file-entry manifest:media-type="image/png" manifest:full-path="Pictures/10000000000002EE0000041AB586FCF6.png"/>
  <manifest:file-entry manifest:media-type="image/png" manifest:full-path="Pictures/10000000000002EE0000041AC0E75DD2.png"/>
  <manifest:file-entry manifest:media-type="image/png" manifest:full-path="Pictures/10000000000002EE0000041ADF132D95.png"/>
  <manifest:file-entry manifest:media-type="image/png" manifest:full-path="Pictures/10000000000002EE0000041AE2CD0031.png"/>
  <manifest:file-entry manifest:media-type="image/png" manifest:full-path="Pictures/10000000000002EE0000041A109709F6.png"/>
  <manifest:file-entry manifest:media-type="image/png" manifest:full-path="Pictures/10000000000002EE0000041AA53CDABD.png"/>
  <manifest:file-entry manifest:media-type="image/png" manifest:full-path="Pictures/10000000000002EE0000041A0FCE7544.png"/>
  <manifest:file-entry manifest:media-type="image/png" manifest:full-path="Pictures/10000000000002EE0000041A7342AA09.png"/>
  <manifest:file-entry manifest:media-type="image/png" manifest:full-path="Pictures/10000000000002EE0000041A0EC7A80E.png"/>
  <manifest:file-entry manifest:media-type="image/png" manifest:full-path="Pictures/10000000000002EE0000041A592589FF.png"/>
  <manifest:file-entry manifest:media-type="image/png" manifest:full-path="Pictures/10000000000002EE0000041A14AE465C.png"/>
  <manifest:file-entry manifest:media-type="image/png" manifest:full-path="Pictures/10000000000002EE0000041A678FE856.png"/>
  <manifest:file-entry manifest:media-type="image/png" manifest:full-path="Pictures/10000000000002EE0000041A4FDFB148.png"/>
  <manifest:file-entry manifest:media-type="image/png" manifest:full-path="Pictures/10000000000002EE0000041AEF5B1711.png"/>
  <manifest:file-entry manifest:media-type="image/png" manifest:full-path="Pictures/10000000000002EE0000041A5C052AA0.png"/>
  <manifest:file-entry manifest:media-type="image/png" manifest:full-path="Pictures/10000000000002EE0000041AC28D47CB.png"/>
  <manifest:file-entry manifest:media-type="image/png" manifest:full-path="Pictures/10000000000002EE0000041AC74EA5CB.png"/>
  <manifest:file-entry manifest:media-type="image/png" manifest:full-path="Pictures/10000000000002EE0000041ACA26F5CB.png"/>
  <manifest:file-entry manifest:media-type="image/png" manifest:full-path="Pictures/10000000000002EE0000041A2808668F.png"/>
  <manifest:file-entry manifest:media-type="image/png" manifest:full-path="Pictures/10000000000002EE0000041A9FF50253.png"/>
  <manifest:file-entry manifest:media-type="image/png" manifest:full-path="Pictures/10000000000002EE0000041A01B12A7B.png"/>
  <manifest:file-entry manifest:media-type="image/png" manifest:full-path="Pictures/10000000000002EE0000041A47EF19ED.png"/>
  <manifest:file-entry manifest:media-type="image/png" manifest:full-path="Pictures/10000000000002EE0000041A7FDF6E7E.png"/>
  <manifest:file-entry manifest:media-type="image/png" manifest:full-path="Pictures/10000000000002EE0000041A1BFE983D.png"/>
  <manifest:file-entry manifest:media-type="image/png" manifest:full-path="Pictures/10000000000002EE0000041ABD48295E.png"/>
  <manifest:file-entry manifest:media-type="image/png" manifest:full-path="Pictures/10000000000002EE0000041A1BA7032F.png"/>
  <manifest:file-entry manifest:media-type="image/png" manifest:full-path="Pictures/10000000000002EE0000041ADAD83DDA.png"/>
  <manifest:file-entry manifest:media-type="image/png" manifest:full-path="Pictures/10000000000002EE0000041AB3DF0388.png"/>
  <manifest:file-entry manifest:media-type="image/png" manifest:full-path="Pictures/10000000000002EE0000041A2E4E6CF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cm" svg:height="8.89cm" svg:x="0.598cm" svg:y="0.598cm">
          <draw:image xlink:href="Pictures/10000000000002EE0000041A2808668F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0.6cm">
          <draw:image xlink:href="Pictures/10000000000002EE0000041AE2CD0031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0.6cm">
          <draw:image xlink:href="Pictures/10000000000002EE0000041AB586FCF6.png" xlink:type="simple" xlink:show="embed" xlink:actuate="onLoad">
            <text:p/>
          </draw:image>
        </draw:frame>
        <draw:frame draw:style-name="gr1" draw:text-style-name="P1" draw:layer="layout" svg:width="6.35cm" svg:height="8.89cm" svg:x="0.6cm" svg:y="9.49cm">
          <draw:image xlink:href="Pictures/10000000000002EE0000041AD63D572C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9.49cm">
          <draw:image xlink:href="Pictures/10000000000002EE0000041AD57BD4F0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9.49cm">
          <draw:image xlink:href="Pictures/10000000000002EE0000041AB3DF0388.png" xlink:type="simple" xlink:show="embed" xlink:actuate="onLoad">
            <text:p/>
          </draw:image>
        </draw:frame>
        <draw:frame draw:style-name="gr1" draw:text-style-name="P1" draw:layer="layout" svg:width="6.35cm" svg:height="8.89cm" svg:x="0.6cm" svg:y="18.38cm">
          <draw:image xlink:href="Pictures/10000000000002EE0000041A5C052AA0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18.38cm">
          <draw:image xlink:href="Pictures/10000000000002EE0000041A2E4E6CF8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18.38cm">
          <draw:image xlink:href="Pictures/10000000000002EE0000041A2CF2C925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6.35cm" svg:height="8.89cm" svg:x="0.598cm" svg:y="0.598cm">
          <draw:image xlink:href="Pictures/10000000000002EE0000041A9FF50253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0.6cm">
          <draw:image xlink:href="Pictures/10000000000002EE0000041AC28D47CB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0.6cm">
          <draw:image xlink:href="Pictures/10000000000002EE0000041A3CDCB138.png" xlink:type="simple" xlink:show="embed" xlink:actuate="onLoad">
            <text:p/>
          </draw:image>
        </draw:frame>
        <draw:frame draw:style-name="gr1" draw:text-style-name="P1" draw:layer="layout" svg:width="6.35cm" svg:height="8.89cm" svg:x="0.6cm" svg:y="9.49cm">
          <draw:image xlink:href="Pictures/10000000000002EE0000041A4FDFB148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9.49cm">
          <draw:image xlink:href="Pictures/10000000000002EE0000041A14AE465C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9.49cm">
          <draw:image xlink:href="Pictures/10000000000002EE0000041ABD48295E.png" xlink:type="simple" xlink:show="embed" xlink:actuate="onLoad">
            <text:p/>
          </draw:image>
        </draw:frame>
        <draw:frame draw:style-name="gr1" draw:text-style-name="P1" draw:layer="layout" svg:width="6.35cm" svg:height="8.89cm" svg:x="0.6cm" svg:y="18.38cm">
          <draw:image xlink:href="Pictures/10000000000002EE0000041AC74EA5CB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18.38cm">
          <draw:image xlink:href="Pictures/10000000000002EE0000041ADAD83DDA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18.38cm">
          <draw:image xlink:href="Pictures/10000000000002EE0000041A1C58D3D1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6.352cm" svg:height="8.892cm" svg:x="0.597cm" svg:y="0.597cm">
          <draw:image xlink:href="Pictures/10000000000002EE0000041A7342AA09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0.6cm">
          <draw:image xlink:href="Pictures/10000000000002EE0000041A592589FF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0.6cm">
          <draw:image xlink:href="Pictures/10000000000002EE0000041A1BFE983D.png" xlink:type="simple" xlink:show="embed" xlink:actuate="onLoad">
            <text:p/>
          </draw:image>
        </draw:frame>
        <draw:frame draw:style-name="gr1" draw:text-style-name="P1" draw:layer="layout" svg:width="6.35cm" svg:height="8.89cm" svg:x="0.6cm" svg:y="9.49cm">
          <draw:image xlink:href="Pictures/10000000000002EE0000041AEF5B1711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9.49cm">
          <draw:image xlink:href="Pictures/10000000000002EE0000041A01B12A7B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9.49cm">
          <draw:image xlink:href="Pictures/10000000000002EE0000041A0FCE7544.png" xlink:type="simple" xlink:show="embed" xlink:actuate="onLoad">
            <text:p/>
          </draw:image>
        </draw:frame>
        <draw:frame draw:style-name="gr1" draw:text-style-name="P1" draw:layer="layout" svg:width="6.35cm" svg:height="8.89cm" svg:x="0.6cm" svg:y="18.38cm">
          <draw:image xlink:href="Pictures/10000000000002EE0000041AA53CDABD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18.38cm">
          <draw:image xlink:href="Pictures/10000000000002EE0000041A06F416CF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18.38cm">
          <draw:image xlink:href="Pictures/10000000000002EE0000041AC0E75DD2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6.352cm" svg:height="8.892cm" svg:x="0.597cm" svg:y="0.597cm">
          <draw:image xlink:href="Pictures/10000000000002EE0000041ADF132D95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0.6cm">
          <draw:image xlink:href="Pictures/10000000000002EE0000041AE2F9F553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0.6cm">
          <draw:image xlink:href="Pictures/10000000000002EE0000041A0EC7A80E.png" xlink:type="simple" xlink:show="embed" xlink:actuate="onLoad">
            <text:p/>
          </draw:image>
        </draw:frame>
        <draw:frame draw:style-name="gr1" draw:text-style-name="P1" draw:layer="layout" svg:width="6.35cm" svg:height="8.89cm" svg:x="0.6cm" svg:y="9.49cm">
          <draw:image xlink:href="Pictures/10000000000002EE0000041A109709F6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9.49cm">
          <draw:image xlink:href="Pictures/10000000000002EE0000041A89315D12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9.49cm">
          <draw:image xlink:href="Pictures/10000000000002EE0000041ACA26F5CB.png" xlink:type="simple" xlink:show="embed" xlink:actuate="onLoad">
            <text:p/>
          </draw:image>
        </draw:frame>
        <draw:frame draw:style-name="gr1" draw:text-style-name="P1" draw:layer="layout" svg:width="6.35cm" svg:height="8.89cm" svg:x="0.6cm" svg:y="18.38cm">
          <draw:image xlink:href="Pictures/10000000000002EE0000041A445E197F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18.38cm">
          <draw:image xlink:href="Pictures/10000000000002EE0000041A47EF19ED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18.38cm">
          <draw:image xlink:href="Pictures/10000000000002EE0000041A678FE856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6.352cm" svg:height="8.892cm" svg:x="0.597cm" svg:y="0.597cm">
          <draw:image xlink:href="Pictures/10000000000002EE0000041A1BA7032F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0.6cm">
          <draw:image xlink:href="Pictures/10000000000002EE0000041A7FDF6E7E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0.6cm">
          <draw:image xlink:href="Pictures/10000000000002EE0000041AF30E31A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62cm" fo:margin-bottom="0.465cm" fo:margin-left="0.578cm" fo:margin-right="0.466cm" fo:page-width="21.615cm" fo:page-height="27.9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2DT14H27M35S</meta:editing-duration>
    <meta:editing-cycles>8</meta:editing-cycles>
    <meta:generator>OpenOffice/4.1.6$Win32 OpenOffice.org_project/416m1$Build-9790</meta:generator>
    <dc:date>2022-04-02T16:31:40.17</dc:date>
    <meta:print-date>2022-04-02T16:20:21.25</meta:print-date>
    <meta:document-statistic meta:object-count="39"/>
  </office:meta>
</office:document-meta>
</file>